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2370000011346D3E5A4.png"/>
  <manifest:file-entry manifest:media-type="image/png" manifest:full-path="Pictures/10000000000000F000000140F2BAEA65.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P30"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0">WRITER’S TOOLS USER GUIDE</text:p>
        </text:list-item>
        <text:list-item>
          <text:p text:style-name="P10">Version: 0.7.1 Modified: <text:modification-date style:data-style-name="N84">2007-06-17</text:modification-date></text:p>
        </text:list-item>
        <text:list-item>
          <text:p text:style-name="P27">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WRITER’S TOOLS USER GUIDE<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Upgrading Writer’s Tools<text:tab/>3</text:p>
          <text:p text:style-name="P8">Registering the WriterDB Database<text:tab/>4</text:p>
          <text:p text:style-name="P8">Changing the Default Browser<text:tab/>4</text:p>
          <text:p text:style-name="P8">Adding Email Address to Email Backup Tool<text:tab/>5</text:p>
          <text:p text:style-name="P8">Editing the List of References in the Lookup Tool<text:tab/>6</text:p>
          <text:p text:style-name="P8">Tweaking the Word Hunt Game<text:tab/>7</text:p>
          <text:p text:style-name="P7">Importing data into the WriterDB database<text:tab/>8</text:p>
          <text:p text:style-name="P7">About the Convert to DokuWiki tool<text:tab/>9</text:p>
          <text:p text:style-name="P8">Character Formatting<text:tab/>9</text:p>
          <text:p text:style-name="P8">Paragraph formatting<text:tab/>9</text:p>
          <text:p text:style-name="P8">Frames which are anchored to or as characters<text:tab/>9</text:p>
          <text:p text:style-name="P8">Tables<text:tab/>10</text:p>
          <text:p text:style-name="P8">Links<text:tab/>10</text:p>
          <text:p text:style-name="P8">Quotes<text:tab/>10</text:p>
          <text:p text:style-name="P8">Code<text:tab/>10</text:p>
          <text:p text:style-name="P7">Alphabetical Index<text:tab/>13</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4" draw:name="Frame1" text:anchor-type="as-char" svg:width="6.348cm" draw:z-index="10"><draw:text-box fo:min-height="8.465cm"><text:p text:style-name="Figure"><draw:frame draw:style-name="fr5" draw:name="writertools.png" text:anchor-type="paragraph" svg:x="0cm" svg:y="0.026cm" svg:width="6.348cm" style:rel-width="100%" svg:height="8.46cm" style:rel-height="scale" draw:z-index="11"><draw:image xlink:href="Pictures/10000000000000F000000140F2BAEA65.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2117144"/>Extension Manager<text:alphabetical-index-mark-end text:id="IMark12211714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5"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22117144"/>WriterDB<text:alphabetical-index-mark-end text:id="IMark122117144"/> Database</text:h>
            </text:list-item>
          </text:list>
        </text:list-item>
      </text:list>
      <text:p text:style-name="BOOK_5f_Text_5f_body">The Timer Tool, Word of the Day, and Add to Basket tools rely on the WriterDB database that must be registered as an OpenOffice.org <text:alphabetical-index-mark-start text:id="IMark122117144"/>data source<text:alphabetical-index-mark-end text:id="IMark12211714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8"><draw:text-box fo:min-height="4.971cm"><text:p text:style-name="Figure"><draw:frame draw:style-name="fr5" draw:name="databaseconnection.png" text:anchor-type="paragraph" svg:x="0.004cm" svg:y="0.028cm" svg:width="9.999cm" style:rel-width="100%" svg:height="4.971cm" style:rel-height="scale" draw:z-index="9"><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5"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5"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7T15:15:22</dc:date>
    <dc:language>da-DK</dc:language>
    <meta:editing-cycles>544</meta:editing-cycles>
    <meta:editing-duration>PT17H10M49S</meta:editing-duration>
    <meta:user-defined meta:name="Info 1"/>
    <meta:user-defined meta:name="Info 2"/>
    <meta:user-defined meta:name="Info 3"/>
    <meta:user-defined meta:name="Info 4"/>
    <meta:document-statistic meta:table-count="0" meta:image-count="6" meta:object-count="0" meta:page-count="21" meta:paragraph-count="144" meta:word-count="2220" meta:character-count="14229"/>
  </office:meta>
</office:document-meta>
</file>